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071ee1"/>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text-properties officeooo:paragraph-rsid="00071ee1"/>
    </style:style>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text-properties officeooo:paragraph-rsid="00071ee1"/>
    </style:style>
    <style:style style:name="P17" style:family="paragraph" style:parent-style-name="Text_20_body">
      <style:text-properties officeooo:rsid="00071ee1" officeooo:paragraph-rsid="00071ee1"/>
    </style:style>
    <style:style style:name="P18" style:family="paragraph" style:parent-style-name="Text_20_body" style:list-style-name="L1">
      <style:paragraph-properties fo:margin-top="0in" fo:margin-bottom="0in" loext:contextual-spacing="false"/>
    </style:style>
    <style:style style:name="P19" style:family="paragraph" style:parent-style-name="Text_20_body" style:list-style-name="L3">
      <style:paragraph-properties fo:margin-top="0in" fo:margin-bottom="0in" loext:contextual-spacing="false"/>
    </style:style>
    <style:style style:name="P20" style:family="paragraph" style:parent-style-name="Text_20_body" style:list-style-name="L5">
      <style:paragraph-properties fo:margin-top="0in" fo:margin-bottom="0in" loext:contextual-spacing="false"/>
    </style:style>
    <style:style style:name="P21" style:family="paragraph" style:parent-style-name="Text_20_body" style:list-style-name="L6">
      <style:paragraph-properties fo:margin-top="0in" fo:margin-bottom="0in" loext:contextual-spacing="false"/>
    </style:style>
    <style:style style:name="P22" style:family="paragraph" style:parent-style-name="Text_20_body" style:list-style-name="L7">
      <style:paragraph-properties fo:margin-top="0in" fo:margin-bottom="0in" loext:contextual-spacing="false"/>
    </style:style>
    <style:style style:name="P23" style:family="paragraph" style:parent-style-name="Text_20_body" style:list-style-name="L8">
      <style:paragraph-properties fo:margin-top="0in" fo:margin-bottom="0in" loext:contextual-spacing="false"/>
    </style:style>
    <style:style style:name="P24" style:family="paragraph" style:parent-style-name="Text_20_body" style:list-style-name="L9">
      <style:paragraph-properties fo:margin-top="0in" fo:margin-bottom="0in" loext:contextual-spacing="false"/>
    </style:style>
    <style:style style:name="P25" style:family="paragraph" style:parent-style-name="Text_20_body" style:list-style-name="L10">
      <style:paragraph-properties fo:margin-top="0in" fo:margin-bottom="0in" loext:contextual-spacing="false"/>
    </style:style>
    <style:style style:name="P26" style:family="paragraph" style:parent-style-name="Text_20_body" style:list-style-name="L11">
      <style:paragraph-properties fo:margin-top="0in" fo:margin-bottom="0in" loext:contextual-spacing="false"/>
    </style:style>
    <style:style style:name="P27" style:family="paragraph" style:parent-style-name="Text_20_body" style:list-style-name="L12">
      <style:paragraph-properties fo:margin-top="0in" fo:margin-bottom="0in" loext:contextual-spacing="false"/>
    </style:style>
    <style:style style:name="P28" style:family="paragraph" style:parent-style-name="Text_20_body" style:list-style-name="L13">
      <style:paragraph-properties fo:margin-top="0in" fo:margin-bottom="0in" loext:contextual-spacing="false"/>
    </style:style>
    <style:style style:name="P29" style:family="paragraph" style:parent-style-name="Text_20_body" style:list-style-name="L14">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o adapt a <text:span text:style-name="Strong_20_Emphasis">Fuzzy Convolutional Attention-Based GRU Network</text:span> for detecting <text:span text:style-name="Strong_20_Emphasis">Systemic Lupus Erythematosus (SLE)</text:span>, you can follow a modified approach inspired by the principles of the original SLE prediction model while incorporating the unique strengths of fuzzy logic, convolutional layers, attention mechanisms, and GRUs for handling temporal data and uncertainty. Here’s a step-by-step guide:</text:p>
      <text:h text:style-name="Heading_20_3" text:outline-level="3">1. <text:span text:style-name="Strong_20_Emphasis">Data Collection and Preprocessing</text:span></text:h>
      <text:list xml:id="list2821465218" text:style-name="L1">
        <text:list-item>
          <text:p text:style-name="P18"><text:span text:style-name="Strong_20_Emphasis">Gene Expression Data</text:span>: Use gene expression data (as in the Random Forest model) from sources like the Gene Expression Omnibus (GEO). The data should ideally include time-series or sequential data if available, capturing gene expression over multiple conditions or time points.</text:p>
        </text:list-item>
        <text:list-item>
          <text:p text:style-name="P2"><text:span text:style-name="Strong_20_Emphasis">Fuzzy Preprocessing</text:span>: Apply a fuzzy logic-based transformation to the gene expression data to handle the inherent noise and uncertainties in biological data. This can involve using fuzzy membership functions to classify gene expression levels (e.g., low, medium, high) and provide a robust representation of data variability.</text:p>
        </text:list-item>
      </text:list>
      <text:h text:style-name="Heading_20_3" text:outline-level="3">2. <text:span text:style-name="Strong_20_Emphasis">Feature Extraction Using Convolutional Layers</text:span></text:h>
      <text:list xml:id="list3207682459" text:style-name="L2">
        <text:list-item>
          <text:p text:style-name="P3"><text:span text:style-name="Strong_20_Emphasis">Convolutional Neural Network (CNN)</text:span>: Use a convolutional layer to capture local patterns in gene expression data. The CNN will scan across the fuzzy-transformed input, detecting relevant motifs or local feature combinations associated with SLE. This step is particularly useful for identifying small but crucial variations in gene expression that indicate SLE.</text:p>
        </text:list-item>
      </text:list>
      <text:h text:style-name="Heading_20_3" text:outline-level="3">3. <text:span text:style-name="Strong_20_Emphasis">Attention Mechanism for Feature Focus</text:span></text:h>
      <text:list xml:id="list881095665" text:style-name="L3">
        <text:list-item>
          <text:p text:style-name="P19"><text:span text:style-name="Strong_20_Emphasis">Attention Layer</text:span>: Introduce an attention mechanism to focus on the most critical features identified by the CNN. The attention layer will weigh features that are more predictive of SLE, allowing the model to prioritize information that could signify disease onset or progression.</text:p>
        </text:list-item>
        <text:list-item>
          <text:p text:style-name="P4"><text:span text:style-name="Strong_20_Emphasis">Reinforcement Through Key Genes</text:span>: Emphasize genes identified in prior studies (such as OAS3, USP18, RTP4, SPATS2L, IFI27, and OAS1) as features to guide the attention mechanism. This helps the model focus on well-known biomarkers while still analyzing new or nuanced patterns from the rest of the data.</text:p>
        </text:list-item>
      </text:list>
      <text:h text:style-name="Heading_20_3" text:outline-level="3">4. <text:span text:style-name="Strong_20_Emphasis">Temporal Pattern Recognition with GRU</text:span></text:h>
      <text:list xml:id="list3858545538" text:style-name="L4">
        <text:list-item>
          <text:p text:style-name="P5"><text:span text:style-name="Strong_20_Emphasis">GRU Layer</text:span>: Since SLE data may contain temporal or sequential variations (e.g., gene expression patterns over time or across different conditions), a Gated Recurrent Unit (GRU) layer can help capture these dependencies. The GRU will process sequential data from previous layers, capturing temporal dependencies that are relevant to disease progression or distinguishing SLE from other autoimmune conditions.</text:p>
        </text:list-item>
      </text:list>
      <text:h text:style-name="Heading_20_3" text:outline-level="3">5. <text:span text:style-name="Strong_20_Emphasis">Model Training and Optimization</text:span></text:h>
      <text:list xml:id="list3861495182" text:style-name="L5">
        <text:list-item>
          <text:p text:style-name="P20"><text:span text:style-name="Strong_20_Emphasis">Loss Function and Optimization</text:span>: Use a suitable loss function, such as cross-entropy for binary classification (SLE vs. non-SLE), and optimize the network using an algorithm like Adam.</text:p>
        </text:list-item>
        <text:list-item>
          <text:p text:style-name="P6"><text:soft-page-break/><text:span text:style-name="Strong_20_Emphasis">Cross-Validation</text:span>: Apply k-fold cross-validation, as done with the RF model, to ensure the model generalizes well and doesn’t overfit. Tune the model hyperparameters (e.g., number of attention heads, GRU units, convolutional filter sizes) to improve accuracy.</text:p>
        </text:list-item>
      </text:list>
      <text:h text:style-name="Heading_20_3" text:outline-level="3">6. <text:span text:style-name="Strong_20_Emphasis">Model Evaluation and Interpretation</text:span></text:h>
      <text:list xml:id="list1350674437" text:style-name="L6">
        <text:list-item>
          <text:p text:style-name="P21"><text:span text:style-name="Strong_20_Emphasis">Evaluation Metrics</text:span>: Use metrics like Area Under the Curve (AUC), accuracy, and sensitivity, focusing on AUC as an indicator of the model's ability to distinguish SLE cases from controls.</text:p>
        </text:list-item>
        <text:list-item>
          <text:p text:style-name="P7"><text:span text:style-name="Strong_20_Emphasis">Interpretation of Attention Weights</text:span>: Analyze attention weights to identify which genes or features the model prioritizes, providing insights into the genes most influential in predicting SLE.</text:p>
        </text:list-item>
      </text:list>
      <text:h text:style-name="Heading_20_3" text:outline-level="3">Summary</text:h>
      <text:p text:style-name="Text_20_body">This approach enables a <text:span text:style-name="Strong_20_Emphasis">Fuzzy Convolutional Attention-Based GRU Network</text:span> to effectively analyze complex, noisy SLE data, focusing on significant gene expression patterns and capturing temporal dependencies, thereby enhancing early and accurate detection of SLE.</text:p>
      <text:p text:style-name="Text_20_body"/>
      <text:p text:style-name="Text_20_body">A Genetic-Neuro-Fuzzy Inferential Model for Diagnosis of Tuberculosis</text:p>
      <text:p text:style-name="Text_20_body"><text:span text:style-name="Strong_20_Emphasis">AI Methods Used</text:span></text:p>
      <text:list xml:id="list203119215" text:style-name="L7">
        <text:list-item>
          <text:p text:style-name="P22">Fuzzy Logic</text:p>
        </text:list-item>
        <text:list-item>
          <text:p text:style-name="P22">Neural Network (NN)</text:p>
        </text:list-item>
        <text:list-item>
          <text:p text:style-name="P22">Genetic Algorithm (GA)</text:p>
        </text:list-item>
        <text:list-item>
          <text:p text:style-name="P8">Genetic-Neuro-Fuzzy Inference System (GENFIS)</text:p>
        </text:list-item>
      </text:list>
      <text:p text:style-name="Text_20_body"><text:span text:style-name="Strong_20_Emphasis">Brief Intuition Behind the Methodology</text:span><text:line-break/>This study proposes a Genetic-Neuro-Fuzzy Inference System (GENFIS) to enhance the diagnosis of tuberculosis (TB). The model combines the strengths of fuzzy logic to handle uncertainty, neural networks for pattern recognition, and genetic algorithms for optimizing the system parameters. The approach starts by fuzzifying input variables (symptoms, test results), transforming them into fuzzy sets that represent the severity of TB-related indicators. A neural network processes these fuzzy inputs to determine variable interactions and then outputs a diagnosis score. A genetic algorithm optimizes the network's weights to improve accuracy and reduce complexity. This hybrid model allows for more robust and accurate TB diagnosis, as demonstrated through a case study.</text:p>
      <text:p text:style-name="Text_20_body"><text:span text:style-name="Strong_20_Emphasis">Keywords</text:span><text:line-break/>Tuberculosis, Genetic Algorithm, Neural Network, Fuzzy Logic, Decision Support System, GENFIS, Medical Diagnosis, Hybrid Model​</text:p>
      <text:h text:style-name="P1" text:outline-level="3"/>
      <text:p text:style-name="P16"/>
      <text:p text:style-name="P16"/>
      <text:p text:style-name="P16"/>
      <text:p text:style-name="P16"/>
      <text:p text:style-name="P17"><text:soft-page-break/>Genetic Algo for TB</text:p>
      <text:h text:style-name="P1" text:outline-level="3">1. <text:span text:style-name="Strong_20_Emphasis">Data Collection and Feature Identification</text:span></text:h>
      <text:list xml:id="list2892917045" text:style-name="L8">
        <text:list-item>
          <text:p text:style-name="P23">Collect comprehensive data on patients, including <text:span text:style-name="Strong_20_Emphasis">clinical symptoms</text:span>, <text:span text:style-name="Strong_20_Emphasis">gene expression profiles</text:span>, <text:span text:style-name="Strong_20_Emphasis">laboratory test results</text:span>, and <text:span text:style-name="Strong_20_Emphasis">medical history</text:span> related to SLE.</text:p>
        </text:list-item>
        <text:list-item>
          <text:p text:style-name="P9">Identify key features (similar to TB diagnosis variables in the TB model) like genetic biomarkers, ANA (antinuclear antibody) levels, and inflammatory markers. These can serve as the <text:span text:style-name="Strong_20_Emphasis">input variables</text:span> for the GENFIS model.</text:p>
        </text:list-item>
      </text:list>
      <text:h text:style-name="Heading_20_3" text:outline-level="3">2. <text:span text:style-name="Strong_20_Emphasis">Fuzzification of Input Variables</text:span></text:h>
      <text:list xml:id="list3962797836" text:style-name="L9">
        <text:list-item>
          <text:p text:style-name="P24"><text:span text:style-name="Strong_20_Emphasis">Fuzzy Logic Transformation</text:span>: Use fuzzy logic to transform raw input values, such as lab results or symptom severity scores, into linguistic terms like "low," "moderate," or "high." For instance, convert ANA levels or inflammatory markers into fuzzy categories (e.g., "normal," "elevated," "severely elevated").</text:p>
        </text:list-item>
        <text:list-item>
          <text:p text:style-name="P10"><text:span text:style-name="Strong_20_Emphasis">Membership Functions</text:span>: Define fuzzy membership functions (e.g., triangular or trapezoidal) for each feature, capturing the degree of membership to a specific SLE indicator. This allows the system to handle uncertainties and variability in the data.</text:p>
        </text:list-item>
      </text:list>
      <text:h text:style-name="Heading_20_3" text:outline-level="3">3. <text:span text:style-name="Strong_20_Emphasis">Establishment of a Fuzzy Rule Base</text:span></text:h>
      <text:list xml:id="list3068900629" text:style-name="L10">
        <text:list-item>
          <text:p text:style-name="P25">Work with medical experts or use literature on SLE diagnostics to define <text:span text:style-name="Strong_20_Emphasis">IF-THEN rules</text:span>. For example, an IF rule might look like: "IF ANA levels are high AND CRP (C-reactive protein) is elevated, THEN likelihood of SLE is high."</text:p>
        </text:list-item>
        <text:list-item>
          <text:p text:style-name="P11">These rules form the <text:span text:style-name="Strong_20_Emphasis">knowledge base</text:span> for the GENFIS model, mimicking diagnostic pathways used by clinicians.</text:p>
        </text:list-item>
      </text:list>
      <text:h text:style-name="Heading_20_3" text:outline-level="3">4. <text:span text:style-name="Strong_20_Emphasis">Neural Network for Pattern Recognition</text:span></text:h>
      <text:list xml:id="list3049311069" text:style-name="L11">
        <text:list-item>
          <text:p text:style-name="P26"><text:span text:style-name="Strong_20_Emphasis">Structure and Training</text:span>: Build a neural network that processes the fuzzified input values to capture relationships between various features. The NN will recognize patterns among clinical, genetic, and laboratory features, learning how different symptoms or markers interact in SLE cases.</text:p>
        </text:list-item>
        <text:list-item>
          <text:p text:style-name="P12"><text:span text:style-name="Strong_20_Emphasis">Self-Tuning Capability</text:span>: The neural network will learn and adjust based on training data, allowing the model to improve its diagnostic accuracy over time and with new patient data.</text:p>
        </text:list-item>
      </text:list>
      <text:h text:style-name="Heading_20_3" text:outline-level="3">5. <text:span text:style-name="Strong_20_Emphasis">Optimization with Genetic Algorithms</text:span></text:h>
      <text:list xml:id="list772662249" text:style-name="L12">
        <text:list-item>
          <text:p text:style-name="P27">Use a genetic algorithm to optimize the network parameters and rule weights. Genetic algorithms help in:</text:p>
          <text:list>
            <text:list-item>
              <text:p text:style-name="P27"><text:span text:style-name="Strong_20_Emphasis">Selecting the most relevant features</text:span> (e.g., prioritizing highly predictive biomarkers or symptoms).</text:p>
            </text:list-item>
            <text:list-item>
              <text:p text:style-name="P27"><text:span text:style-name="Strong_20_Emphasis">Adjusting membership functions and rule weights</text:span> to maximize diagnostic accuracy.</text:p>
            </text:list-item>
          </text:list>
        </text:list-item>
        <text:list-item>
          <text:p text:style-name="P13">Run the genetic algorithm over multiple generations to converge on an optimal solution, ensuring the network configuration is best suited for SLE detection.</text:p>
        </text:list-item>
      </text:list>
      <text:h text:style-name="Heading_20_3" text:outline-level="3"><text:soft-page-break/>6. <text:span text:style-name="Strong_20_Emphasis">Inference and Defuzzification</text:span></text:h>
      <text:list xml:id="list447047723" text:style-name="L13">
        <text:list-item>
          <text:p text:style-name="P28">The GENFIS model uses its fuzzy inference system to evaluate each patient’s data against the fuzzy rule base, resulting in a <text:span text:style-name="Strong_20_Emphasis">diagnosis score</text:span>.</text:p>
        </text:list-item>
        <text:list-item>
          <text:p text:style-name="P14"><text:span text:style-name="Strong_20_Emphasis">Defuzzification</text:span>: Convert the fuzzy output back to a crisp score, indicating the likelihood or severity of SLE. This could be a percentage risk score or a categorical diagnosis (e.g., "low risk," "moderate risk," "high risk").</text:p>
        </text:list-item>
      </text:list>
      <text:h text:style-name="Heading_20_3" text:outline-level="3">7. <text:span text:style-name="Strong_20_Emphasis">Interpretation and Clinical Validation</text:span></text:h>
      <text:list xml:id="list3860151845" text:style-name="L14">
        <text:list-item>
          <text:p text:style-name="P29">Validate the model’s output by comparing its predictions to real-world diagnoses from clinicians, assessing metrics like sensitivity, specificity, and accuracy.</text:p>
        </text:list-item>
        <text:list-item>
          <text:p text:style-name="P15">Periodically update the model with new data to refine the neural network's weights and rule base, making the system more robust and accurate over time.</text:p>
        </text:list-item>
      </text:list>
      <text:h text:style-name="Heading_20_3" text:outline-level="3">Summary</text:h>
      <text:p text:style-name="Text_20_body">This adapted GENFIS approach provides an effective and robust framework for handling SLE’s complex, heterogeneous data. By integrating <text:span text:style-name="Strong_20_Emphasis">fuzzy logic</text:span> for uncertainty management, <text:span text:style-name="Strong_20_Emphasis">neural networks</text:span> for pattern recognition, and <text:span text:style-name="Strong_20_Emphasis">genetic algorithms</text:span> for optimization, the model can improve early SLE detection and diagnosis accuracy.</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04T14:32:58.387883823</meta:creation-date>
    <dc:date>2024-11-04T14:43:22.923915059</dc:date>
    <meta:editing-duration>PT4S</meta:editing-duration>
    <meta:editing-cycles>1</meta:editing-cycles>
    <meta:document-statistic meta:table-count="0" meta:image-count="0" meta:object-count="0" meta:page-count="4" meta:paragraph-count="53" meta:word-count="1210" meta:character-count="8273" meta:non-whitespace-character-count="7145"/>
    <meta:generator>LibreOffice/6.4.7.2$Linux_X86_64 LibreOffice_project/40$Build-2</meta:generator>
  </office:meta>
</office:document-meta>
</file>